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language="de" fo:country="DE" officeooo:rsid="0051f14e" officeooo:paragraph-rsid="0051f14e"/>
    </style:style>
    <style:style style:name="P2" style:family="paragraph" style:parent-style-name="Footer">
      <style:paragraph-properties fo:text-align="end" style:justify-single-word="false"/>
      <style:text-properties fo:language="de" fo:country="DE" officeooo:rsid="002c488f" officeooo:paragraph-rsid="002c488f"/>
    </style:style>
    <style:style style:name="P3" style:family="paragraph" style:parent-style-name="Text_20_body">
      <style:text-properties fo:language="de" fo:country="DE"/>
    </style:style>
    <style:style style:name="P4" style:family="paragraph" style:parent-style-name="Text_20_body">
      <style:paragraph-properties fo:text-align="center" style:justify-single-word="false"/>
      <style:text-properties fo:language="de" fo:country="DE"/>
    </style:style>
    <style:style style:name="P5" style:family="paragraph" style:parent-style-name="Heading">
      <style:paragraph-properties fo:text-align="center" style:justify-single-word="false"/>
      <style:text-properties fo:language="de" fo:country="DE"/>
    </style:style>
    <style:style style:name="P6" style:family="paragraph" style:parent-style-name="Title">
      <style:text-properties fo:language="de" fo:country="DE"/>
    </style:style>
    <style:style style:name="P7" style:family="paragraph" style:parent-style-name="Subtitle">
      <style:text-properties fo:language="de" fo:country="DE"/>
    </style:style>
    <style:style style:name="P8" style:family="paragraph" style:parent-style-name="Text_20_body">
      <style:text-properties fo:language="de" fo:country="DE" officeooo:rsid="007313fa" officeooo:paragraph-rsid="00532916"/>
    </style:style>
    <style:style style:name="P9" style:family="paragraph" style:parent-style-name="Title">
      <style:text-properties fo:language="de" fo:country="DE" officeooo:rsid="0097442f" officeooo:paragraph-rsid="0098e8e7"/>
    </style:style>
    <style:style style:name="P10" style:family="paragraph" style:parent-style-name="Heading_20_1">
      <style:paragraph-properties fo:break-before="page"/>
      <style:text-properties fo:language="de" fo:country="D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c7e90"/>
    </style:style>
    <style:style style:name="T2" style:family="text">
      <style:text-properties officeooo:rsid="00508bc7"/>
    </style:style>
    <style:style style:name="T3" style:family="text">
      <style:text-properties officeooo:rsid="00532916"/>
    </style:style>
    <style:style style:name="T4" style:family="text">
      <style:text-properties officeooo:rsid="0097442f"/>
    </style:style>
    <style:style style:name="T5" style:family="text">
      <style:text-properties officeooo:rsid="00975b0e"/>
    </style:style>
    <style:style style:name="T6" style:family="text">
      <style:text-properties officeooo:rsid="0098e8e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9">Konvexes Polygon - </text:p>
      <text:p text:style-name="P9"><text:span text:style-name="T2">größter ein-beschreibbarer Kreis</text:span></text:p>
      <text:p text:style-name="P3"/>
      <text:p text:style-name="P7">Dokumentation zur <text:span text:style-name="T5">fünften</text:span> Aufgabe im Modul</text:p>
      <text:p text:style-name="P7">„Computational Geometry“</text:p>
      <text:p text:style-name="P3"/>
      <text:p text:style-name="P5">Michael Röder, <text:span text:style-name="T1">Markus Hüttner</text:span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Inhaltsverzeichnis</text:p>
          </text:index-title>
          <text:p text:style-name="P12"><text:a xlink:type="simple" xlink:href="#__RefHeading___Toc259_1795555644" text:style-name="Index_20_Link" text:visited-style-name="Index_20_Link">1. Beschreibung der Aufgabe<text:tab/>3</text:a></text:p>
        </text:index-body>
      </text:table-of-content>
      <text:p text:style-name="P4"/>
      <text:h text:style-name="P10" text:outline-level="1"><text:bookmark-start text:name="__RefHeading___Toc259_1795555644"/>1. Beschreibung de<text:span text:style-name="T3">r</text:span> <text:span text:style-name="T3">Aufgabe</text:span><text:bookmark-end text:name="__RefHeading___Toc259_1795555644"/>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Monospace" fo:font-family="Monospace" style:font-family-generic="roman" style:font-pitch="variable" fo:font-size="10pt" officeooo:rsid="00294fa9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  <style:text-properties style:font-name="Liberation Serif" fo:font-family="'Liberation Serif'" style:font-family-generic="roman" style:font-pitch="variable" fo:font-size="12pt" officeooo:rsid="000ca3e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language="de" fo:country="DE" officeooo:rsid="0051f14e" officeooo:paragraph-rsid="0051f14e"/>
    </style:style>
    <style:style style:name="MP2" style:family="paragraph" style:parent-style-name="Footer">
      <style:paragraph-properties fo:text-align="end" style:justify-single-word="false"/>
      <style:text-properties fo:language="de" fo:country="DE" officeooo:rsid="002c488f" officeooo:paragraph-rsid="002c488f"/>
    </style:style>
    <style:style style:name="MT1" style:family="text">
      <style:text-properties officeooo:rsid="0098e8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onvexe<text:span text:style-name="MT1">s</text:span> <text:span text:style-name="MT1">Polygon – größter ein-beschreibbarer Kreis</text:span></text:p>
        <text:p text:style-name="MP2">Seite <text:page-number text:select-page="current">3</text:page-number><text:s/>von <text:page-count>3</text:page-count><text:s/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2:19:45.231161799</meta:creation-date>
    <dc:date>2018-07-01T20:45:23.439466144</dc:date>
    <meta:editing-duration>PT3H34M30S</meta:editing-duration>
    <meta:editing-cycles>122</meta:editing-cycles>
    <meta:generator>LibreOffice/6.0.3.2$Linux_X86_64 LibreOffice_project/00m0$Build-2</meta:generator>
    <meta:document-statistic meta:table-count="0" meta:image-count="0" meta:object-count="0" meta:page-count="3" meta:paragraph-count="10" meta:word-count="37" meta:character-count="285" meta:non-whitespace-character-count="255"/>
  </office:meta>
</office:document-meta>
</file>